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33f" officeooo:paragraph-rsid="001fa33f"/>
    </style:style>
    <style:style style:name="P2" style:family="paragraph" style:parent-style-name="Standard">
      <style:text-properties officeooo:rsid="0020a6d6" officeooo:paragraph-rsid="0020a6d6"/>
    </style:style>
    <style:style style:name="P3" style:family="paragraph" style:parent-style-name="Standard">
      <style:text-properties officeooo:rsid="0020a6d6" officeooo:paragraph-rsid="0021c98b"/>
    </style:style>
    <style:style style:name="P4" style:family="paragraph" style:parent-style-name="Standard">
      <style:text-properties officeooo:rsid="0021c98b" officeooo:paragraph-rsid="0021c98b"/>
    </style:style>
    <style:style style:name="P5" style:family="paragraph" style:parent-style-name="Standard">
      <style:text-properties officeooo:rsid="0021c98b" officeooo:paragraph-rsid="002279bc"/>
    </style:style>
    <style:style style:name="P6" style:family="paragraph" style:parent-style-name="Standard">
      <style:text-properties officeooo:rsid="002279bc" officeooo:paragraph-rsid="002279bc"/>
    </style:style>
    <style:style style:name="P7" style:family="paragraph" style:parent-style-name="Standard">
      <style:text-properties officeooo:rsid="00229999" officeooo:paragraph-rsid="00229999"/>
    </style:style>
    <style:style style:name="T1" style:family="text">
      <style:text-properties style:text-position="super 58%"/>
    </style:style>
    <style:style style:name="T2" style:family="text">
      <style:text-properties officeooo:rsid="0020a6d6"/>
    </style:style>
    <style:style style:name="T3" style:family="text">
      <style:text-properties officeooo:rsid="0022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er</text:span> étage :</text:p>
      <text:p text:style-name="P2">sol_f1 = (0, 0, 2.3)</text:p>
      <text:p text:style-name="P3">couloir_f1 = (0, 0, 2.3)</text:p>
      <text:p text:style-name="P2">salon_f1 = <text:s/>(2, 15, 2.3)</text:p>
      <text:p text:style-name="P4">eau_f1 = (2, 6, 2.3)</text:p>
      <text:p text:style-name="P4">petitSalon_f1 = (0, 0, 2.3)</text:p>
      <text:p text:style-name="P4">cafe_f1 = (6, 2, 2.3)</text:p>
      <text:p text:style-name="P4">salle1_f1 = (10, 19, 2.3)</text:p>
      <text:p text:style-name="P4"/>
      <text:p text:style-name="P4">2ème étage :</text:p>
      <text:p text:style-name="P5"><text:span text:style-name="T2">sol</text:span>_f2 = <text:span text:style-name="T2">(0, 0, 4.6)</text:span></text:p>
      <text:p text:style-name="P6">piscine_f2 = <text:span text:style-name="T2">(0, 0, 4.6)</text:span></text:p>
      <text:p text:style-name="P6">salles_f<text:span text:style-name="T3">2</text:span> = (3, 15, 4.6)</text:p>
      <text:p text:style-name="P7">couloir_f2 = (8, 16, 4.6)</text:p>
      <text:p text:style-name="P7">manger_f2 = (7.5, 6, 4.6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17:32.183000000</meta:creation-date>
    <dc:date>2015-10-22T18:38:10.337000000</dc:date>
    <meta:editing-duration>PT21M27S</meta:editing-duration>
    <meta:editing-cycles>3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14" meta:word-count="66" meta:character-count="302" meta:non-whitespace-character-count="249"/>
  </office:meta>
</office:document-meta>
</file>